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Liberation Sans', 'Helvetica Neue', Arial, 'Noto Sans', sans-serif, 'Apple Color Emoji', 'Segoe UI Emoji', 'Segoe UI Symbol', 'Noto Color Emoji'"/>
  </office:font-face-decls>
  <office:automatic-styles>
    <style:style style:name="P1" style:family="paragraph" style:parent-style-name="Standard">
      <style:paragraph-properties fo:text-align="justify" style:justify-single-word="false"/>
      <style:text-properties fo:language="fr" fo:country="FR" officeooo:rsid="00028446" officeooo:paragraph-rsid="00028446"/>
    </style:style>
    <style:style style:name="P2" style:family="paragraph" style:parent-style-name="Standard" style:list-style-name="L1">
      <style:paragraph-properties fo:text-align="justify" style:justify-single-word="false"/>
      <style:text-properties fo:language="fr" fo:country="FR" officeooo:rsid="00028446" officeooo:paragraph-rsid="00028446"/>
    </style:style>
    <style:style style:name="P3" style:family="paragraph" style:parent-style-name="Standard" style:list-style-name="L2">
      <style:paragraph-properties fo:text-align="justify" style:justify-single-word="false"/>
      <style:text-properties fo:language="fr" fo:country="FR" officeooo:rsid="00028446" officeooo:paragraph-rsid="00028446"/>
    </style:style>
    <style:style style:name="P4" style:family="paragraph" style:parent-style-name="Standard">
      <style:paragraph-properties fo:text-align="justify" style:justify-single-word="false"/>
      <style:text-properties fo:language="fr" fo:country="FR" fo:font-weight="bold" officeooo:rsid="00028446" officeooo:paragraph-rsid="00028446" style:font-weight-asian="bold" style:font-weight-complex="bold"/>
    </style:style>
    <style:style style:name="P5" style:family="paragraph" style:parent-style-name="Standard">
      <style:paragraph-properties fo:text-align="justify" style:justify-single-word="false"/>
      <style:text-properties fo:language="fr" fo:country="FR" fo:font-weight="bold" officeooo:rsid="00029368" officeooo:paragraph-rsid="00029368" style:font-weight-asian="bold" style:font-weight-complex="bold"/>
    </style:style>
    <style:style style:name="P6" style:family="paragraph" style:parent-style-name="Standard">
      <style:paragraph-properties fo:text-align="justify" style:justify-single-word="false"/>
      <style:text-properties fo:language="fr" fo:country="FR" fo:font-weight="bold" officeooo:rsid="0004d267" officeooo:paragraph-rsid="0004d267" style:font-weight-asian="bold" style:font-weight-complex="bold"/>
    </style:style>
    <style:style style:name="P7" style:family="paragraph" style:parent-style-name="Standard">
      <style:paragraph-properties fo:text-align="justify" style:justify-single-word="false"/>
      <style:text-properties fo:language="fr" fo:country="FR" fo:font-weight="bold" officeooo:rsid="00057667" officeooo:paragraph-rsid="00057667" style:font-weight-asian="bold" style:font-weight-complex="bold"/>
    </style:style>
    <style:style style:name="P8" style:family="paragraph" style:parent-style-name="Standard">
      <style:paragraph-properties fo:text-align="justify" style:justify-single-word="false"/>
      <style:text-properties fo:language="fr" fo:country="FR" fo:font-weight="normal" officeooo:rsid="0004d267" officeooo:paragraph-rsid="0004d267" style:font-weight-asian="normal" style:font-weight-complex="normal"/>
    </style:style>
    <style:style style:name="P9" style:family="paragraph" style:parent-style-name="Standard">
      <style:paragraph-properties fo:text-align="justify" style:justify-single-word="false"/>
      <style:text-properties fo:language="fr" fo:country="FR" officeooo:rsid="00057667" officeooo:paragraph-rsid="00057667"/>
    </style:style>
    <style:style style:name="T1" style:family="text">
      <style:text-properties fo:font-variant="normal" fo:text-transform="none" style:font-name="apple-system" fo:letter-spacing="normal" fo:font-style="normal"/>
    </style:style>
    <style:style style:name="T2" style:family="text">
      <style:text-properties fo:font-variant="normal" fo:text-transform="none" style:font-name="apple-system" fo:letter-spacing="normal" fo:font-style="normal" fo:font-weight="normal"/>
    </style:style>
    <style:style style:name="T3" style:family="text">
      <style:text-properties fo:font-variant="normal" fo:text-transform="none" style:font-name="apple-system" fo:letter-spacing="normal" fo:font-style="normal" fo:font-weight="normal" officeooo:rsid="00028446"/>
    </style:style>
    <style:style style:name="T4" style:family="text">
      <style:text-properties fo:font-variant="normal" fo:text-transform="none" style:font-name="apple-system" fo:letter-spacing="normal" fo:font-style="normal" fo:font-weight="normal" style:font-weight-asian="normal" style:font-weight-complex="normal"/>
    </style:style>
    <style:style style:name="T5" style:family="text">
      <style:text-properties fo:font-variant="normal" fo:text-transform="none" style:font-name="apple-system" fo:letter-spacing="normal" fo:font-style="normal" fo:font-weight="normal" officeooo:rsid="00029368" style:font-weight-asian="normal" style:font-weight-complex="normal"/>
    </style:style>
    <style:style style:name="T6" style:family="text">
      <style:text-properties fo:font-variant="normal" fo:text-transform="none" style:font-name="apple-system" fo:letter-spacing="normal" fo:font-style="normal" fo:font-weight="normal" officeooo:rsid="0004142c" style:font-weight-asian="normal" style:font-weight-complex="normal"/>
    </style:style>
    <style:style style:name="T7" style:family="text">
      <style:text-properties fo:font-variant="normal" fo:text-transform="none" style:font-name="apple-system" fo:letter-spacing="normal" fo:font-style="normal" fo:font-weight="normal" officeooo:rsid="0004d267" style:font-weight-asian="normal" style:font-weight-complex="normal"/>
    </style:style>
    <style:style style:name="T8" style:family="text">
      <style:text-properties fo:font-variant="normal" fo:text-transform="none" style:font-name="apple-system" fo:letter-spacing="normal" fo:font-style="normal" fo:font-weight="normal" officeooo:rsid="00057667" style:font-weight-asian="normal" style:font-weight-complex="normal"/>
    </style:style>
    <style:style style:name="T9" style:family="text">
      <style:text-properties fo:font-variant="normal" fo:text-transform="none" style:font-name="apple-system" fo:letter-spacing="normal" fo:font-style="normal" fo:font-weight="bold" style:font-weight-asian="bold" style:font-weight-complex="bold"/>
    </style:style>
    <style:style style:name="T10" style:family="text">
      <style:text-properties fo:font-variant="normal" fo:text-transform="none" style:font-name="apple-system" fo:letter-spacing="normal" fo:font-style="normal" officeooo:rsid="0005766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C</text:span><text:span text:style-name="T2">omte Gabriel</text:span></text:p>
      <text:p text:style-name="P1"><text:span text:style-name="T2"/></text:p>
      <text:p text:style-name="P4"><text:span text:style-name="T1">Procrastination:</text:span></text:p>
      <text:p text:style-name="P1"><text:span text:style-name="T9"><text:tab/></text:span><text:span text:style-name="T4">Je vois ma procrastination comme un poids, d’habitude léger comme par exemple devoir ranger ma chambre que je repousse tout le long de ma journée puis je me rappelle que j’ai des devoirs à faire ou une tâ</text:span><text:span text:style-name="T5">c</text:span><text:span text:style-name="T4">he supplémentaire à réaliser et donc mon poids commence à prendre de la place, à me rendre anxieux et quand je suis anxieux pour oublier mon anxiété je joue </text:span><text:span text:style-name="T5">aux jeux vidéos</text:span><text:span text:style-name="T4"> et je deviens de plus en plus anxieux. Ma procrastination est un cercle vicieux. </text:span><text:span text:style-name="T5">En première j’avais une dissertation de français à rendre que je n’ai pas fait (je l’ai continuellement remis au lendemain) et mon ami lui aussi procrastinateur l’a rendu mais fait à la dernière minute. Mon ami a eu une mauvaise note tandis que moi j’ai eu une bonne note car la prof devait croire qu’elle avait perdu mon travaille. Mais ma procrastination est aussi une force : Quand je me mets à travailler je le fais avec une grande concentration et avec efficacité.</text:span></text:p>
      <text:p text:style-name="P1"><text:span text:style-name="T5"/></text:p>
      <text:p text:style-name="P5"><text:span text:style-name="T1">Gentillesse</text:span><text:span text:style-name="T4">:</text:span></text:p>
      <text:p text:style-name="P5"><text:span text:style-name="T4"><text:tab/></text:span><text:span text:style-name="T6">J’aime beaucoup aidé les autres sans pour autant attendre quelque chose en retour même si </text:span><text:span text:style-name="T7">un</text:span><text:span text:style-name="T6"> sourire ou bien un merci fait toujours plaisir. </text:span><text:span text:style-name="T7">J’essaye d’être à l’écoute des autres, de pardonner même si ce n’est pas toujours facile. <text:s text:c="2"/>Récemment j’ai proposé a un ami de manger avec des inconnus qui mangent seul à la cantine. Les gens que j’ai rencontré étaient très content de discuter. Ces gens ont du mal à parler aux autres (il y a beaucoup d’étudiants étranger au </text:span><text:span text:style-name="T8">CROUS</text:span><text:span text:style-name="T7"> Léopold qui ont peur de parler au gens parce qu’ils sont étranger).</text:span></text:p>
      <text:p text:style-name="P5"><text:span text:style-name="T7"/></text:p>
      <text:p text:style-name="P6"><text:span text:style-name="T1">Maniaque</text:span><text:span text:style-name="T4">:</text:span></text:p>
      <text:p text:style-name="P8"><text:span text:style-name="T1"><text:tab/>Je suis assez maniaque au niveau de ma chambre: je l’aspire et la range assez régulièrement, ça m’aide à me sentir bien. Je suis aussi maniaque quant à l’organisation de mon pc (rangement fichier, fenêtre ouverte ...etc). Le problème de ce côté c’est que je vais me sentir mal quand je me retrouve dans des maisons, pièces sales mal rangé. </text:span><text:span text:style-name="T10">Quand on me passe un pc désorganiser je vais avoir tendance à vouloir le ranger pour m’y retrouver ce qui ne plaît pas au propriétaire de ce pc.</text:span></text:p>
      <text:p text:style-name="P8"><text:span text:style-name="T10"/></text:p>
      <text:p text:style-name="P7"><text:span text:style-name="T1">Ambitieux</text:span><text:span text:style-name="T4">:</text:span></text:p>
      <text:p text:style-name="P7"><text:span text:style-name="T4"><text:tab/>J’ai beaucoup de projet en tête, je veux toujours en faire plus . Je voudrais <text:s/>m’améliorer en anglais donc j’essaye de regardé des séries en anglais, je parle en anglais dans les jeux vidéos en ligne. Mais des fois je suis un peu trop ambitieux je me mets trop de projets en même temps et donc je me mets à procrastin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Liberation Sans', 'Helvetica Neue', Arial, 'Noto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08:23:18.689503769</meta:creation-date>
    <dc:date>2023-09-26T09:22:44.447737404</dc:date>
    <meta:editing-duration>PT15M43S</meta:editing-duration>
    <meta:editing-cycles>3</meta:editing-cycles>
    <meta:generator>LibreOffice/7.3.7.2$Linux_X86_64 LibreOffice_project/30$Build-2</meta:generator>
    <meta:document-statistic meta:table-count="0" meta:image-count="0" meta:object-count="0" meta:page-count="1" meta:paragraph-count="9" meta:word-count="416" meta:character-count="2336" meta:non-whitespace-character-count="1922"/>
  </office:meta>
</office:document-meta>
</file>